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</style:style>
    <style:style style:name="ce5" style:family="table-cell" style:parent-style-name="Default">
      <style:table-cell-properties fo:background-color="#e6e6e6" fo:border="0.002cm solid #000000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47">
            <text:p>10047</text:p>
          </table:table-cell>
          <table:table-cell office:value-type="float" office:value="15032">
            <text:p>15032</text:p>
          </table:table-cell>
          <table:table-cell office:value-type="float" office:value="20000">
            <text:p>20000</text:p>
          </table:table-cell>
          <table:table-cell office:value-type="float" office:value="25047">
            <text:p>25047</text:p>
          </table:table-cell>
          <table:table-cell office:value-type="float" office:value="30047">
            <text:p>30047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32">
            <text:p>55032</text:p>
          </table:table-cell>
          <table:table-cell office:value-type="float" office:value="60032">
            <text:p>60032</text:p>
          </table:table-cell>
          <table:table-cell office:value-type="float" office:value="65032">
            <text:p>65032</text:p>
          </table:table-cell>
          <table:table-cell office:value-type="float" office:value="70016">
            <text:p>70016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47">
            <text:p>95047</text:p>
          </table:table-cell>
          <table:table-cell office:value-type="float" office:value="100016">
            <text:p>100016</text:p>
          </table:table-cell>
          <table:table-cell office:value-type="float" office:value="105047">
            <text:p>105047</text:p>
          </table:table-cell>
          <table:table-cell office:value-type="float" office:value="110000">
            <text:p>110000</text:p>
          </table:table-cell>
          <table:table-cell office:value-type="float" office:value="115032">
            <text:p>115032</text:p>
          </table:table-cell>
          <table:table-cell office:value-type="float" office:value="120000">
            <text:p>120000</text:p>
          </table:table-cell>
          <table:table-cell office:value-type="float" office:value="125032">
            <text:p>125032</text:p>
          </table:table-cell>
          <table:table-cell office:value-type="float" office:value="130000">
            <text:p>130000</text:p>
          </table:table-cell>
          <table:table-cell office:value-type="float" office:value="135032">
            <text:p>135032</text:p>
          </table:table-cell>
          <table:table-cell office:value-type="float" office:value="140047">
            <text:p>140047</text:p>
          </table:table-cell>
          <table:table-cell office:value-type="float" office:value="145016">
            <text:p>145016</text:p>
          </table:table-cell>
          <table:table-cell office:value-type="float" office:value="150047">
            <text:p>150047</text:p>
          </table:table-cell>
          <table:table-cell office:value-type="float" office:value="155000">
            <text:p>155000</text:p>
          </table:table-cell>
          <table:table-cell office:value-type="float" office:value="160032">
            <text:p>160032</text:p>
          </table:table-cell>
          <table:table-cell office:value-type="float" office:value="165000">
            <text:p>165000</text:p>
          </table:table-cell>
          <table:table-cell office:value-type="float" office:value="170047">
            <text:p>170047</text:p>
          </table:table-cell>
          <table:table-cell office:value-type="float" office:value="175000">
            <text:p>175000</text:p>
          </table:table-cell>
          <table:table-cell office:value-type="float" office:value="180032">
            <text:p>180032</text:p>
          </table:table-cell>
          <table:table-cell office:value-type="float" office:value="185032">
            <text:p>185032</text:p>
          </table:table-cell>
          <table:table-cell office:value-type="float" office:value="190000">
            <text:p>190000</text:p>
          </table:table-cell>
          <table:table-cell office:value-type="float" office:value="195032">
            <text:p>195032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47">
            <text:p>215047</text:p>
          </table:table-cell>
          <table:table-cell office:value-type="float" office:value="220016">
            <text:p>220016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32">
            <text:p>235032</text:p>
          </table:table-cell>
          <table:table-cell office:value-type="float" office:value="240032">
            <text:p>240032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2">
            <text:p>255032</text:p>
          </table:table-cell>
          <table:table-cell office:value-type="float" office:value="260047">
            <text:p>260047</text:p>
          </table:table-cell>
          <table:table-cell office:value-type="float" office:value="265047">
            <text:p>265047</text:p>
          </table:table-cell>
          <table:table-cell office:value-type="float" office:value="270016">
            <text:p>270016</text:p>
          </table:table-cell>
          <table:table-cell office:value-type="float" office:value="275032">
            <text:p>275032</text:p>
          </table:table-cell>
          <table:table-cell office:value-type="float" office:value="280032">
            <text:p>280032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32">
            <text:p>295032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9" office:value-type="float" office:value="6678.21276354393">
            <text:p>6678,21</text:p>
          </table:table-cell>
          <table:table-cell table:number-columns-repeated="30" office:value-type="float" office:value="6550.86525656815">
            <text:p>6550,87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8" office:value-type="float" office:value="1">
            <text:p>1</text:p>
          </table:table-cell>
          <table:table-cell table:number-columns-repeated="41" office:value-type="float" office:value="2">
            <text:p>2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29.44893556399">
            <text:p>7029,45</text:p>
          </table:table-cell>
          <table:table-cell table:number-columns-repeated="12" office:value-type="float" office:value="6807.35386123357">
            <text:p>6807,35</text:p>
          </table:table-cell>
          <table:table-cell table:number-columns-repeated="3" office:value-type="float" office:value="6609.52657133799">
            <text:p>6609,53</text:p>
          </table:table-cell>
          <table:table-cell table:number-columns-repeated="42" office:value-type="float" office:value="6490.77625607567">
            <text:p>6490,7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15">
            <text:p>35015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31">
            <text:p>65031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5">
            <text:p>95015</text:p>
          </table:table-cell>
          <table:table-cell office:value-type="float" office:value="100015">
            <text:p>100015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00">
            <text:p>175000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15">
            <text:p>225015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15">
            <text:p>240015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5">
            <text:p>270015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120.65961144227">
            <text:p>7120,66</text:p>
          </table:table-cell>
          <table:table-cell office:value-type="float" office:value="7073.61544951678">
            <text:p>7073,62</text:p>
          </table:table-cell>
          <table:table-cell table:number-columns-repeated="7" office:value-type="float" office:value="6960.80932309541">
            <text:p>6960,81</text:p>
          </table:table-cell>
          <table:table-cell table:number-columns-repeated="5" office:value-type="float" office:value="6803.5218571461">
            <text:p>6803,52</text:p>
          </table:table-cell>
          <table:table-cell table:number-columns-repeated="44" office:value-type="float" office:value="6725.10662830321">
            <text:p>6725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15">
            <text:p>15015</text:p>
          </table:table-cell>
          <table:table-cell office:value-type="float" office:value="20015">
            <text:p>20015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5">
            <text:p>40015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15">
            <text:p>55015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15">
            <text:p>95015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31">
            <text:p>145031</text:p>
          </table:table-cell>
          <table:table-cell office:value-type="float" office:value="150015">
            <text:p>150015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5">
            <text:p>165015</text:p>
          </table:table-cell>
          <table:table-cell office:value-type="float" office:value="170046">
            <text:p>170046</text:p>
          </table:table-cell>
          <table:table-cell office:value-type="float" office:value="175015">
            <text:p>175015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15">
            <text:p>190015</text:p>
          </table:table-cell>
          <table:table-cell office:value-type="float" office:value="195015">
            <text:p>195015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15">
            <text:p>240015</text:p>
          </table:table-cell>
          <table:table-cell office:value-type="float" office:value="245015">
            <text:p>245015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5">
            <text:p>275015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34.15612093244">
            <text:p>7034,16</text:p>
          </table:table-cell>
          <table:table-cell table:number-columns-repeated="10" office:value-type="float" office:value="6924.12155973423">
            <text:p>6924,12</text:p>
          </table:table-cell>
          <table:table-cell table:number-columns-repeated="4" office:value-type="float" office:value="6814.39732821245">
            <text:p>6814,4</text:p>
          </table:table-cell>
          <table:table-cell office:value-type="float" office:value="6772.64673895758">
            <text:p>6772,65</text:p>
          </table:table-cell>
          <table:table-cell table:number-columns-repeated="42" office:value-type="float" office:value="6540.38720870558">
            <text:p>6540,3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6974.34654440553">
            <text:p>6974,35</text:p>
          </table:table-cell>
          <table:table-cell table:number-columns-repeated="13" office:value-type="float" office:value="6852.46570681546">
            <text:p>6852,47</text:p>
          </table:table-cell>
          <table:table-cell office:value-type="float" office:value="6848.79571176525">
            <text:p>6848,8</text:p>
          </table:table-cell>
          <table:table-cell office:value-type="float" office:value="6803.94674450072">
            <text:p>6803,95</text:p>
          </table:table-cell>
          <table:table-cell table:number-columns-repeated="12" office:value-type="float" office:value="6669.25939972192">
            <text:p>6669,26</text:p>
          </table:table-cell>
          <table:table-cell table:number-columns-repeated="31" office:value-type="float" office:value="6534.51193332535">
            <text:p>6534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16">
            <text:p>15016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16">
            <text:p>150016</text:p>
          </table:table-cell>
          <table:table-cell office:value-type="float" office:value="155016">
            <text:p>155016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32">
            <text:p>170032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office:value-type="float" office:value="6925.95755290375">
            <text:p>6925,96</text:p>
          </table:table-cell>
          <table:table-cell table:number-columns-repeated="8" office:value-type="float" office:value="6914.54221000734">
            <text:p>6914,54</text:p>
          </table:table-cell>
          <table:table-cell table:number-columns-repeated="19" office:value-type="float" office:value="6753.07569616935">
            <text:p>6753,08</text:p>
          </table:table-cell>
          <table:table-cell table:number-columns-repeated="18" office:value-type="float" office:value="6731.90714027534">
            <text:p>6731,91</text:p>
          </table:table-cell>
          <table:table-cell table:number-columns-repeated="11" office:value-type="float" office:value="6704.9542582023">
            <text:p>6704,9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32">
            <text:p>125032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7256.85449196119">
            <text:p>7256,85</text:p>
          </table:table-cell>
          <table:table-cell office:value-type="float" office:value="7145.18483251825">
            <text:p>7145,18</text:p>
          </table:table-cell>
          <table:table-cell office:value-type="float" office:value="7031.6582093917">
            <text:p>7031,66</text:p>
          </table:table-cell>
          <table:table-cell table:number-columns-repeated="8" office:value-type="float" office:value="6794.62496253549">
            <text:p>6794,62</text:p>
          </table:table-cell>
          <table:table-cell table:number-columns-repeated="9" office:value-type="float" office:value="6558.27274239828">
            <text:p>6558,27</text:p>
          </table:table-cell>
          <table:table-cell table:number-columns-repeated="39" office:value-type="float" office:value="6527.24946409909">
            <text:p>6527,2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7154.73773318693">
            <text:p>7154,74</text:p>
          </table:table-cell>
          <table:table-cell office:value-type="float" office:value="7125.80380641565">
            <text:p>7125,8</text:p>
          </table:table-cell>
          <table:table-cell table:number-columns-repeated="9" office:value-type="float" office:value="6876.17301808782">
            <text:p>6876,17</text:p>
          </table:table-cell>
          <table:table-cell table:number-columns-repeated="5" office:value-type="float" office:value="6801.31270148854">
            <text:p>6801,31</text:p>
          </table:table-cell>
          <table:table-cell table:number-columns-repeated="34" office:value-type="float" office:value="6607.17653110952">
            <text:p>6607,18</text:p>
          </table:table-cell>
          <table:table-cell office:value-type="float" office:value="6592.61600366509">
            <text:p>6592,62</text:p>
          </table:table-cell>
          <table:table-cell table:number-columns-repeated="8" office:value-type="float" office:value="6590.82029823647">
            <text:p>6590,8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1" office:value-type="float" office:value="1">
            <text:p>1</text:p>
          </table:table-cell>
          <table:table-cell table:number-columns-repeated="48" office:value-type="float" office:value="2">
            <text:p>2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4" office:value-type="float" office:value="6961.30645523159">
            <text:p>6961,31</text:p>
          </table:table-cell>
          <table:table-cell table:number-columns-repeated="4" office:value-type="float" office:value="6779.91139324668">
            <text:p>6779,91</text:p>
          </table:table-cell>
          <table:table-cell table:number-columns-repeated="2" office:value-type="float" office:value="6686.01620163293">
            <text:p>6686,02</text:p>
          </table:table-cell>
          <table:table-cell table:number-columns-repeated="11" office:value-type="float" office:value="6666.10837181977">
            <text:p>6666,11</text:p>
          </table:table-cell>
          <table:table-cell table:number-columns-repeated="34" office:value-type="float" office:value="6588.93926387888">
            <text:p>6588,94</text:p>
          </table:table-cell>
          <table:table-cell table:number-columns-repeated="4" office:value-type="float" office:value="6505.77804736471">
            <text:p>6505,7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0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15">
            <text:p>10015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5">
            <text:p>35015</text:p>
          </table:table-cell>
          <table:table-cell office:value-type="float" office:value="40015">
            <text:p>40015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15">
            <text:p>65015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31">
            <text:p>85031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5">
            <text:p>120015</text:p>
          </table:table-cell>
          <table:table-cell office:value-type="float" office:value="125015">
            <text:p>125015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5">
            <text:p>160015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15">
            <text:p>175015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5">
            <text:p>190015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5">
            <text:p>275015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50.57253709969">
            <text:p>7050,57</text:p>
          </table:table-cell>
          <table:table-cell table:number-columns-repeated="2" office:value-type="float" office:value="6950.99501988255">
            <text:p>6951</text:p>
          </table:table-cell>
          <table:table-cell table:number-columns-repeated="4" office:value-type="float" office:value="6928.75218010292">
            <text:p>6928,75</text:p>
          </table:table-cell>
          <table:table-cell table:number-columns-repeated="3" office:value-type="float" office:value="6904.66506838959">
            <text:p>6904,67</text:p>
          </table:table-cell>
          <table:table-cell office:value-type="float" office:value="6870.19797423248">
            <text:p>6870,2</text:p>
          </table:table-cell>
          <table:table-cell table:number-columns-repeated="4" office:value-type="float" office:value="6844.35720599842">
            <text:p>6844,36</text:p>
          </table:table-cell>
          <table:table-cell table:number-columns-repeated="17" office:value-type="float" office:value="6514.33929844777">
            <text:p>6514,34</text:p>
          </table:table-cell>
          <table:table-cell table:number-columns-repeated="26" office:value-type="float" office:value="6316.92567542843">
            <text:p>6316,9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4" table:formula="oooc:=AVERAGE([.B38];[.B34];[.B30];[.B26];[.B22];[.B18];[.B14];[.B10];[.B2])" office:value-type="float" office:value="5007">
            <text:p>5007</text:p>
          </table:table-cell>
          <table:table-cell table:style-name="ce4" table:formula="oooc:=AVERAGE([.C38];[.C34];[.C30];[.C26];[.C22];[.C18];[.C14];[.C10];[.C2])" office:value-type="float" office:value="10013.8888888889">
            <text:p>10013,89</text:p>
          </table:table-cell>
          <table:table-cell table:style-name="ce4" table:formula="oooc:=AVERAGE([.D38];[.D34];[.D30];[.D26];[.D22];[.D18];[.D14];[.D10];[.D2])" office:value-type="float" office:value="15010.4444444444">
            <text:p>15010,44</text:p>
          </table:table-cell>
          <table:table-cell table:style-name="ce4" table:formula="oooc:=AVERAGE([.E38];[.E34];[.E30];[.E26];[.E22];[.E18];[.E14];[.E10];[.E2])" office:value-type="float" office:value="20003.4444444444">
            <text:p>20003,44</text:p>
          </table:table-cell>
          <table:table-cell table:style-name="ce4" table:formula="oooc:=AVERAGE([.F38];[.F34];[.F30];[.F26];[.F22];[.F18];[.F14];[.F10];[.F2])" office:value-type="float" office:value="25010.5555555556">
            <text:p>25010,56</text:p>
          </table:table-cell>
          <table:table-cell table:style-name="ce4" table:formula="oooc:=AVERAGE([.G38];[.G34];[.G30];[.G26];[.G22];[.G18];[.G14];[.G10];[.G2])" office:value-type="float" office:value="30014">
            <text:p>30014</text:p>
          </table:table-cell>
          <table:table-cell table:style-name="ce4" table:formula="oooc:=AVERAGE([.H38];[.H34];[.H30];[.H26];[.H22];[.H18];[.H14];[.H10];[.H2])" office:value-type="float" office:value="35005.1111111111">
            <text:p>35005,11</text:p>
          </table:table-cell>
          <table:table-cell table:style-name="ce4" table:formula="oooc:=AVERAGE([.I38];[.I34];[.I30];[.I26];[.I22];[.I18];[.I14];[.I10];[.I2])" office:value-type="float" office:value="40010.4444444444">
            <text:p>40010,44</text:p>
          </table:table-cell>
          <table:table-cell table:style-name="ce4" table:formula="oooc:=AVERAGE([.J38];[.J34];[.J30];[.J26];[.J22];[.J18];[.J14];[.J10];[.J2])" office:value-type="float" office:value="45010.5555555556">
            <text:p>45010,56</text:p>
          </table:table-cell>
          <table:table-cell table:style-name="ce4" table:formula="oooc:=AVERAGE([.K38];[.K34];[.K30];[.K26];[.K22];[.K18];[.K14];[.K10];[.K2])" office:value-type="float" office:value="50001.7777777778">
            <text:p>50001,78</text:p>
          </table:table-cell>
          <table:table-cell table:style-name="ce4" table:formula="oooc:=AVERAGE([.L38];[.L34];[.L30];[.L26];[.L22];[.L18];[.L14];[.L10];[.L2])" office:value-type="float" office:value="55008.7777777778">
            <text:p>55008,78</text:p>
          </table:table-cell>
          <table:table-cell table:style-name="ce4" table:formula="oooc:=AVERAGE([.M38];[.M34];[.M30];[.M26];[.M22];[.M18];[.M14];[.M10];[.M2])" office:value-type="float" office:value="60010.5555555556">
            <text:p>60010,56</text:p>
          </table:table-cell>
          <table:table-cell table:style-name="ce4" table:formula="oooc:=AVERAGE([.N38];[.N34];[.N30];[.N26];[.N22];[.N18];[.N14];[.N10];[.N2])" office:value-type="float" office:value="65013.8888888889">
            <text:p>65013,89</text:p>
          </table:table-cell>
          <table:table-cell table:style-name="ce4" table:formula="oooc:=AVERAGE([.O38];[.O34];[.O30];[.O26];[.O22];[.O18];[.O14];[.O10];[.O2])" office:value-type="float" office:value="70007">
            <text:p>70007</text:p>
          </table:table-cell>
          <table:table-cell table:style-name="ce4" table:formula="oooc:=AVERAGE([.P38];[.P34];[.P30];[.P26];[.P22];[.P18];[.P14];[.P10];[.P2])" office:value-type="float" office:value="75008.7777777778">
            <text:p>75008,78</text:p>
          </table:table-cell>
          <table:table-cell table:style-name="ce4" table:formula="oooc:=AVERAGE([.Q38];[.Q34];[.Q30];[.Q26];[.Q22];[.Q18];[.Q14];[.Q10];[.Q2])" office:value-type="float" office:value="80007">
            <text:p>80007</text:p>
          </table:table-cell>
          <table:table-cell table:style-name="ce4" table:formula="oooc:=AVERAGE([.R38];[.R34];[.R30];[.R26];[.R22];[.R18];[.R14];[.R10];[.R2])" office:value-type="float" office:value="85012.3333333333">
            <text:p>85012,33</text:p>
          </table:table-cell>
          <table:table-cell table:style-name="ce4" table:formula="oooc:=AVERAGE([.S38];[.S34];[.S30];[.S26];[.S22];[.S18];[.S14];[.S10];[.S2])" office:value-type="float" office:value="90010.4444444444">
            <text:p>90010,44</text:p>
          </table:table-cell>
          <table:table-cell table:style-name="ce4" table:formula="oooc:=AVERAGE([.T38];[.T34];[.T30];[.T26];[.T22];[.T18];[.T14];[.T10];[.T2])" office:value-type="float" office:value="95012.1111111111">
            <text:p>95012,11</text:p>
          </table:table-cell>
          <table:table-cell table:style-name="ce4" table:formula="oooc:=AVERAGE([.U38];[.U34];[.U30];[.U26];[.U22];[.U18];[.U14];[.U10];[.U2])" office:value-type="float" office:value="100008.777777778">
            <text:p>100008,78</text:p>
          </table:table-cell>
          <table:table-cell table:style-name="ce4" table:formula="oooc:=AVERAGE([.V38];[.V34];[.V30];[.V26];[.V22];[.V18];[.V14];[.V10];[.V2])" office:value-type="float" office:value="105012.222222222">
            <text:p>105012,22</text:p>
          </table:table-cell>
          <table:table-cell table:style-name="ce4" table:formula="oooc:=AVERAGE([.W38];[.W34];[.W30];[.W26];[.W22];[.W18];[.W14];[.W10];[.W2])" office:value-type="float" office:value="110007.111111111">
            <text:p>110007,11</text:p>
          </table:table-cell>
          <table:table-cell table:style-name="ce4" table:formula="oooc:=AVERAGE([.X38];[.X34];[.X30];[.X26];[.X22];[.X18];[.X14];[.X10];[.X2])" office:value-type="float" office:value="115008.777777778">
            <text:p>115008,78</text:p>
          </table:table-cell>
          <table:table-cell table:style-name="ce4" table:formula="oooc:=AVERAGE([.Y38];[.Y34];[.Y30];[.Y26];[.Y22];[.Y18];[.Y14];[.Y10];[.Y2])" office:value-type="float" office:value="120007">
            <text:p>120007</text:p>
          </table:table-cell>
          <table:table-cell table:style-name="ce4" table:formula="oooc:=AVERAGE([.Z38];[.Z34];[.Z30];[.Z26];[.Z22];[.Z18];[.Z14];[.Z10];[.Z2])" office:value-type="float" office:value="125012.333333333">
            <text:p>125012,33</text:p>
          </table:table-cell>
          <table:table-cell table:style-name="ce4" table:formula="oooc:=AVERAGE([.AA38];[.AA34];[.AA30];[.AA26];[.AA22];[.AA18];[.AA14];[.AA10];[.AA2])" office:value-type="float" office:value="130008.777777778">
            <text:p>130008,78</text:p>
          </table:table-cell>
          <table:table-cell table:style-name="ce4" table:formula="oooc:=AVERAGE([.AB38];[.AB34];[.AB30];[.AB26];[.AB22];[.AB18];[.AB14];[.AB10];[.AB2])" office:value-type="float" office:value="135006.888888889">
            <text:p>135006,89</text:p>
          </table:table-cell>
          <table:table-cell table:style-name="ce4" table:formula="oooc:=AVERAGE([.AC38];[.AC34];[.AC30];[.AC26];[.AC22];[.AC18];[.AC14];[.AC10];[.AC2])" office:value-type="float" office:value="140008.777777778">
            <text:p>140008,78</text:p>
          </table:table-cell>
          <table:table-cell table:style-name="ce4" table:formula="oooc:=AVERAGE([.AD38];[.AD34];[.AD30];[.AD26];[.AD22];[.AD18];[.AD14];[.AD10];[.AD2])" office:value-type="float" office:value="145014">
            <text:p>145014</text:p>
          </table:table-cell>
          <table:table-cell table:style-name="ce4" table:formula="oooc:=AVERAGE([.AE38];[.AE34];[.AE30];[.AE26];[.AE22];[.AE18];[.AE14];[.AE10];[.AE2])" office:value-type="float" office:value="150010.444444444">
            <text:p>150010,44</text:p>
          </table:table-cell>
          <table:table-cell table:style-name="ce4" table:formula="oooc:=AVERAGE([.AF38];[.AF34];[.AF30];[.AF26];[.AF22];[.AF18];[.AF14];[.AF10];[.AF2])" office:value-type="float" office:value="155001.777777778">
            <text:p>155001,78</text:p>
          </table:table-cell>
          <table:table-cell table:style-name="ce4" table:formula="oooc:=AVERAGE([.AG38];[.AG34];[.AG30];[.AG26];[.AG22];[.AG18];[.AG14];[.AG10];[.AG2])" office:value-type="float" office:value="160007">
            <text:p>160007</text:p>
          </table:table-cell>
          <table:table-cell table:style-name="ce4" table:formula="oooc:=AVERAGE([.AH38];[.AH34];[.AH30];[.AH26];[.AH22];[.AH18];[.AH14];[.AH10];[.AH2])" office:value-type="float" office:value="165007">
            <text:p>165007</text:p>
          </table:table-cell>
          <table:table-cell table:style-name="ce4" table:formula="oooc:=AVERAGE([.AI38];[.AI34];[.AI30];[.AI26];[.AI22];[.AI18];[.AI14];[.AI10];[.AI2])" office:value-type="float" office:value="170024.333333333">
            <text:p>170024,33</text:p>
          </table:table-cell>
          <table:table-cell table:style-name="ce4" table:formula="oooc:=AVERAGE([.AJ38];[.AJ34];[.AJ30];[.AJ26];[.AJ22];[.AJ18];[.AJ14];[.AJ10];[.AJ2])" office:value-type="float" office:value="175005.111111111">
            <text:p>175005,11</text:p>
          </table:table-cell>
          <table:table-cell table:style-name="ce4" table:formula="oooc:=AVERAGE([.AK38];[.AK34];[.AK30];[.AK26];[.AK22];[.AK18];[.AK14];[.AK10];[.AK2])" office:value-type="float" office:value="180012.222222222">
            <text:p>180012,22</text:p>
          </table:table-cell>
          <table:table-cell table:style-name="ce4" table:formula="oooc:=AVERAGE([.AL38];[.AL34];[.AL30];[.AL26];[.AL22];[.AL18];[.AL14];[.AL10];[.AL2])" office:value-type="float" office:value="185012.222222222">
            <text:p>185012,22</text:p>
          </table:table-cell>
          <table:table-cell table:style-name="ce4" table:formula="oooc:=AVERAGE([.AM38];[.AM34];[.AM30];[.AM26];[.AM22];[.AM18];[.AM14];[.AM10];[.AM2])" office:value-type="float" office:value="190008.666666667">
            <text:p>190008,67</text:p>
          </table:table-cell>
          <table:table-cell table:style-name="ce4" table:formula="oooc:=AVERAGE([.AN38];[.AN34];[.AN30];[.AN26];[.AN22];[.AN18];[.AN14];[.AN10];[.AN2])" office:value-type="float" office:value="195010.555555556">
            <text:p>195010,56</text:p>
          </table:table-cell>
          <table:table-cell table:style-name="ce4" table:formula="oooc:=AVERAGE([.AO38];[.AO34];[.AO30];[.AO26];[.AO22];[.AO18];[.AO14];[.AO10];[.AO2])" office:value-type="float" office:value="200005.222222222">
            <text:p>200005,22</text:p>
          </table:table-cell>
          <table:table-cell table:style-name="ce4" table:formula="oooc:=AVERAGE([.AP38];[.AP34];[.AP30];[.AP26];[.AP22];[.AP18];[.AP14];[.AP10];[.AP2])" office:value-type="float" office:value="205007">
            <text:p>205007</text:p>
          </table:table-cell>
          <table:table-cell table:style-name="ce4" table:formula="oooc:=AVERAGE([.AQ38];[.AQ34];[.AQ30];[.AQ26];[.AQ22];[.AQ18];[.AQ14];[.AQ10];[.AQ2])" office:value-type="float" office:value="210007.111111111">
            <text:p>210007,11</text:p>
          </table:table-cell>
          <table:table-cell table:style-name="ce4" table:formula="oooc:=AVERAGE([.AR38];[.AR34];[.AR30];[.AR26];[.AR22];[.AR18];[.AR14];[.AR10];[.AR2])" office:value-type="float" office:value="215017.333333333">
            <text:p>215017,33</text:p>
          </table:table-cell>
          <table:table-cell table:style-name="ce4" table:formula="oooc:=AVERAGE([.AS38];[.AS34];[.AS30];[.AS26];[.AS22];[.AS18];[.AS14];[.AS10];[.AS2])" office:value-type="float" office:value="220007">
            <text:p>220007</text:p>
          </table:table-cell>
          <table:table-cell table:style-name="ce4" table:formula="oooc:=AVERAGE([.AT38];[.AT34];[.AT30];[.AT26];[.AT22];[.AT18];[.AT14];[.AT10];[.AT2])" office:value-type="float" office:value="225007">
            <text:p>225007</text:p>
          </table:table-cell>
          <table:table-cell table:style-name="ce4" table:formula="oooc:=AVERAGE([.AU38];[.AU34];[.AU30];[.AU26];[.AU22];[.AU18];[.AU14];[.AU10];[.AU2])" office:value-type="float" office:value="230010.333333333">
            <text:p>230010,33</text:p>
          </table:table-cell>
          <table:table-cell table:style-name="ce4" table:formula="oooc:=AVERAGE([.AV38];[.AV34];[.AV30];[.AV26];[.AV22];[.AV18];[.AV14];[.AV10];[.AV2])" office:value-type="float" office:value="235010.444444444">
            <text:p>235010,44</text:p>
          </table:table-cell>
          <table:table-cell table:style-name="ce4" table:formula="oooc:=AVERAGE([.AW38];[.AW34];[.AW30];[.AW26];[.AW22];[.AW18];[.AW14];[.AW10];[.AW2])" office:value-type="float" office:value="240012.222222222">
            <text:p>240012,22</text:p>
          </table:table-cell>
          <table:table-cell table:style-name="ce4" table:formula="oooc:=AVERAGE([.AX38];[.AX34];[.AX30];[.AX26];[.AX22];[.AX18];[.AX14];[.AX10];[.AX2])" office:value-type="float" office:value="245007">
            <text:p>245007</text:p>
          </table:table-cell>
          <table:table-cell table:style-name="ce4" table:formula="oooc:=AVERAGE([.AY38];[.AY34];[.AY30];[.AY26];[.AY22];[.AY18];[.AY14];[.AY10];[.AY2])" office:value-type="float" office:value="250007">
            <text:p>250007</text:p>
          </table:table-cell>
          <table:table-cell table:style-name="ce4" table:formula="oooc:=AVERAGE([.AZ38];[.AZ34];[.AZ30];[.AZ26];[.AZ22];[.AZ18];[.AZ14];[.AZ10];[.AZ2])" office:value-type="float" office:value="255008.888888889">
            <text:p>255008,89</text:p>
          </table:table-cell>
          <table:table-cell table:style-name="ce4" table:formula="oooc:=AVERAGE([.BA38];[.BA34];[.BA30];[.BA26];[.BA22];[.BA18];[.BA14];[.BA10];[.BA2])" office:value-type="float" office:value="260012.222222222">
            <text:p>260012,22</text:p>
          </table:table-cell>
          <table:table-cell table:style-name="ce4" table:formula="oooc:=AVERAGE([.BB38];[.BB34];[.BB30];[.BB26];[.BB22];[.BB18];[.BB14];[.BB10];[.BB2])" office:value-type="float" office:value="265010.555555556">
            <text:p>265010,56</text:p>
          </table:table-cell>
          <table:table-cell table:style-name="ce4" table:formula="oooc:=AVERAGE([.BC38];[.BC34];[.BC30];[.BC26];[.BC22];[.BC18];[.BC14];[.BC10];[.BC2])" office:value-type="float" office:value="270008.777777778">
            <text:p>270008,78</text:p>
          </table:table-cell>
          <table:table-cell table:style-name="ce4" table:formula="oooc:=AVERAGE([.BD38];[.BD34];[.BD30];[.BD26];[.BD22];[.BD18];[.BD14];[.BD10];[.BD2])" office:value-type="float" office:value="275008.666666667">
            <text:p>275008,67</text:p>
          </table:table-cell>
          <table:table-cell table:style-name="ce4" table:formula="oooc:=AVERAGE([.BE38];[.BE34];[.BE30];[.BE26];[.BE22];[.BE18];[.BE14];[.BE10];[.BE2])" office:value-type="float" office:value="280008.777777778">
            <text:p>280008,78</text:p>
          </table:table-cell>
          <table:table-cell table:style-name="ce4" table:formula="oooc:=AVERAGE([.BF38];[.BF34];[.BF30];[.BF26];[.BF22];[.BF18];[.BF14];[.BF10];[.BF2])" office:value-type="float" office:value="285006.888888889">
            <text:p>285006,89</text:p>
          </table:table-cell>
          <table:table-cell table:style-name="ce4" table:formula="oooc:=AVERAGE([.BG38];[.BG34];[.BG30];[.BG26];[.BG22];[.BG18];[.BG14];[.BG10];[.BG2])" office:value-type="float" office:value="290010.444444444">
            <text:p>290010,44</text:p>
          </table:table-cell>
          <table:table-cell table:style-name="ce4" table:formula="oooc:=AVERAGE([.BH38];[.BH34];[.BH30];[.BH26];[.BH22];[.BH18];[.BH14];[.BH10];[.BH2])" office:value-type="float" office:value="295007">
            <text:p>295007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4" table:formula="oooc:=AVERAGE([.B39];[.B35];[.B31];[.B27];[.B23];[.B19];[.B15];[.B11];[.B3])" office:value-type="float" office:value="7017.42264563415">
            <text:p>7017,42</text:p>
          </table:table-cell>
          <table:table-cell table:style-name="ce4" table:formula="oooc:=AVERAGE([.C39];[.C35];[.C31];[.C27];[.C23];[.C19];[.C15];[.C11];[.C3])" office:value-type="float" office:value="6988.25770965589">
            <text:p>6988,26</text:p>
          </table:table-cell>
          <table:table-cell table:style-name="ce4" table:formula="oooc:=AVERAGE([.D39];[.D35];[.D31];[.D27];[.D23];[.D19];[.D15];[.D11];[.D3])" office:value-type="float" office:value="6919.38952612309">
            <text:p>6919,39</text:p>
          </table:table-cell>
          <table:table-cell table:style-name="ce4" table:formula="oooc:=AVERAGE([.E39];[.E35];[.E31];[.E27];[.E23];[.E19];[.E15];[.E11];[.E3])" office:value-type="float" office:value="6879.25011321487">
            <text:p>6879,25</text:p>
          </table:table-cell>
          <table:table-cell table:style-name="ce4" table:formula="oooc:=AVERAGE([.F39];[.F35];[.F31];[.F27];[.F23];[.F19];[.F15];[.F11];[.F3])" office:value-type="float" office:value="6856.62367968548">
            <text:p>6856,62</text:p>
          </table:table-cell>
          <table:table-cell table:style-name="ce4" table:formula="oooc:=AVERAGE([.G39];[.G35];[.G31];[.G27];[.G23];[.G19];[.G15];[.G11];[.G3])" office:value-type="float" office:value="6856.62367968548">
            <text:p>6856,62</text:p>
          </table:table-cell>
          <table:table-cell table:style-name="ce4" table:formula="oooc:=AVERAGE([.H39];[.H35];[.H31];[.H27];[.H23];[.H19];[.H15];[.H11];[.H3])" office:value-type="float" office:value="6856.62367968548">
            <text:p>6856,62</text:p>
          </table:table-cell>
          <table:table-cell table:style-name="ce4" table:formula="oooc:=AVERAGE([.I39];[.I35];[.I31];[.I27];[.I23];[.I19];[.I15];[.I11];[.I3])" office:value-type="float" office:value="6856.62367968548">
            <text:p>6856,62</text:p>
          </table:table-cell>
          <table:table-cell table:style-name="ce4" table:formula="oooc:=AVERAGE([.J39];[.J35];[.J31];[.J27];[.J23];[.J19];[.J15];[.J11];[.J3])" office:value-type="float" office:value="6843.51453487136">
            <text:p>6843,51</text:p>
          </table:table-cell>
          <table:table-cell table:style-name="ce4" table:formula="oooc:=AVERAGE([.K39];[.K35];[.K31];[.K27];[.K23];[.K19];[.K15];[.K11];[.K3])" office:value-type="float" office:value="6843.51453487136">
            <text:p>6843,51</text:p>
          </table:table-cell>
          <table:table-cell table:style-name="ce4" table:formula="oooc:=AVERAGE([.L39];[.L35];[.L31];[.L27];[.L23];[.L19];[.L15];[.L11];[.L3])" office:value-type="float" office:value="6823.82616867553">
            <text:p>6823,83</text:p>
          </table:table-cell>
          <table:table-cell table:style-name="ce4" table:formula="oooc:=AVERAGE([.M39];[.M35];[.M31];[.M27];[.M23];[.M19];[.M15];[.M11];[.M3])" office:value-type="float" office:value="6767.47659703868">
            <text:p>6767,48</text:p>
          </table:table-cell>
          <table:table-cell table:style-name="ce4" table:formula="oooc:=AVERAGE([.N39];[.N35];[.N31];[.N27];[.N23];[.N19];[.N15];[.N11];[.N3])" office:value-type="float" office:value="6752.41381928803">
            <text:p>6752,41</text:p>
          </table:table-cell>
          <table:table-cell table:style-name="ce4" table:formula="oooc:=AVERAGE([.O39];[.O35];[.O31];[.O27];[.O23];[.O19];[.O15];[.O11];[.O3])" office:value-type="float" office:value="6752.41381928803">
            <text:p>6752,41</text:p>
          </table:table-cell>
          <table:table-cell table:style-name="ce4" table:formula="oooc:=AVERAGE([.P39];[.P35];[.P31];[.P27];[.P23];[.P19];[.P15];[.P11];[.P3])" office:value-type="float" office:value="6752.00604206023">
            <text:p>6752,01</text:p>
          </table:table-cell>
          <table:table-cell table:style-name="ce4" table:formula="oooc:=AVERAGE([.Q39];[.Q35];[.Q31];[.Q27];[.Q23];[.Q19];[.Q15];[.Q11];[.Q3])" office:value-type="float" office:value="6738.31002027052">
            <text:p>6738,31</text:p>
          </table:table-cell>
          <table:table-cell table:style-name="ce4" table:formula="oooc:=AVERAGE([.R39];[.R35];[.R31];[.R27];[.R23];[.R19];[.R15];[.R11];[.R3])" office:value-type="float" office:value="6660.4664633857">
            <text:p>6660,47</text:p>
          </table:table-cell>
          <table:table-cell table:style-name="ce4" table:formula="oooc:=AVERAGE([.S39];[.S35];[.S31];[.S27];[.S23];[.S19];[.S15];[.S11];[.S3])" office:value-type="float" office:value="6634.65984891326">
            <text:p>6634,66</text:p>
          </table:table-cell>
          <table:table-cell table:style-name="ce4" table:formula="oooc:=AVERAGE([.T39];[.T35];[.T31];[.T27];[.T23];[.T19];[.T15];[.T11];[.T3])" office:value-type="float" office:value="6634.65984891326">
            <text:p>6634,66</text:p>
          </table:table-cell>
          <table:table-cell table:style-name="ce4" table:formula="oooc:=AVERAGE([.U39];[.U35];[.U31];[.U27];[.U23];[.U19];[.U15];[.U11];[.U3])" office:value-type="float" office:value="6634.65984891326">
            <text:p>6634,66</text:p>
          </table:table-cell>
          <table:table-cell table:style-name="ce4" table:formula="oooc:=AVERAGE([.V39];[.V35];[.V31];[.V27];[.V23];[.V19];[.V15];[.V11];[.V3])" office:value-type="float" office:value="6631.21281799113">
            <text:p>6631,21</text:p>
          </table:table-cell>
          <table:table-cell table:style-name="ce4" table:formula="oooc:=AVERAGE([.W39];[.W35];[.W31];[.W27];[.W23];[.W19];[.W15];[.W11];[.W3])" office:value-type="float" office:value="6622.63847266436">
            <text:p>6622,64</text:p>
          </table:table-cell>
          <table:table-cell table:style-name="ce4" table:formula="oooc:=AVERAGE([.X39];[.X35];[.X31];[.X27];[.X23];[.X19];[.X15];[.X11];[.X3])" office:value-type="float" office:value="6622.63847266436">
            <text:p>6622,64</text:p>
          </table:table-cell>
          <table:table-cell table:style-name="ce4" table:formula="oooc:=AVERAGE([.Y39];[.Y35];[.Y31];[.Y27];[.Y23];[.Y19];[.Y15];[.Y11];[.Y3])" office:value-type="float" office:value="6622.63847266436">
            <text:p>6622,64</text:p>
          </table:table-cell>
          <table:table-cell table:style-name="ce4" table:formula="oooc:=AVERAGE([.Z39];[.Z35];[.Z31];[.Z27];[.Z23];[.Z19];[.Z15];[.Z11];[.Z3])" office:value-type="float" office:value="6622.63847266436">
            <text:p>6622,64</text:p>
          </table:table-cell>
          <table:table-cell table:style-name="ce4" table:formula="oooc:=AVERAGE([.AA39];[.AA35];[.AA31];[.AA27];[.AA23];[.AA19];[.AA15];[.AA11];[.AA3])" office:value-type="float" office:value="6622.63847266436">
            <text:p>6622,64</text:p>
          </table:table-cell>
          <table:table-cell table:style-name="ce4" table:formula="oooc:=AVERAGE([.AB39];[.AB35];[.AB31];[.AB27];[.AB23];[.AB19];[.AB15];[.AB11];[.AB3])" office:value-type="float" office:value="6622.63847266436">
            <text:p>6622,64</text:p>
          </table:table-cell>
          <table:table-cell table:style-name="ce4" table:formula="oooc:=AVERAGE([.AC39];[.AC35];[.AC31];[.AC27];[.AC23];[.AC19];[.AC15];[.AC11];[.AC3])" office:value-type="float" office:value="6622.63847266436">
            <text:p>6622,64</text:p>
          </table:table-cell>
          <table:table-cell table:style-name="ce4" table:formula="oooc:=AVERAGE([.AD39];[.AD35];[.AD31];[.AD27];[.AD23];[.AD19];[.AD15];[.AD11];[.AD3])" office:value-type="float" office:value="6607.66653195363">
            <text:p>6607,67</text:p>
          </table:table-cell>
          <table:table-cell table:style-name="ce4" table:formula="oooc:=AVERAGE([.AE39];[.AE35];[.AE31];[.AE27];[.AE23];[.AE19];[.AE15];[.AE11];[.AE3])" office:value-type="float" office:value="6593.51680895632">
            <text:p>6593,52</text:p>
          </table:table-cell>
          <table:table-cell table:style-name="ce4" table:formula="oooc:=AVERAGE([.AF39];[.AF35];[.AF31];[.AF27];[.AF23];[.AF19];[.AF15];[.AF11];[.AF3])" office:value-type="float" office:value="6591.16474719032">
            <text:p>6591,16</text:p>
          </table:table-cell>
          <table:table-cell table:style-name="ce4" table:formula="oooc:=AVERAGE([.AG39];[.AG35];[.AG31];[.AG27];[.AG23];[.AG19];[.AG15];[.AG11];[.AG3])" office:value-type="float" office:value="6591.16474719032">
            <text:p>6591,16</text:p>
          </table:table-cell>
          <table:table-cell table:style-name="ce4" table:formula="oooc:=AVERAGE([.AH39];[.AH35];[.AH31];[.AH27];[.AH23];[.AH19];[.AH15];[.AH11];[.AH3])" office:value-type="float" office:value="6591.16474719032">
            <text:p>6591,16</text:p>
          </table:table-cell>
          <table:table-cell table:style-name="ce4" table:formula="oooc:=AVERAGE([.AI39];[.AI35];[.AI31];[.AI27];[.AI23];[.AI19];[.AI15];[.AI11];[.AI3])" office:value-type="float" office:value="6569.22990018817">
            <text:p>6569,23</text:p>
          </table:table-cell>
          <table:table-cell table:style-name="ce4" table:formula="oooc:=AVERAGE([.AJ39];[.AJ35];[.AJ31];[.AJ27];[.AJ23];[.AJ19];[.AJ15];[.AJ11];[.AJ3])" office:value-type="float" office:value="6569.22990018817">
            <text:p>6569,23</text:p>
          </table:table-cell>
          <table:table-cell table:style-name="ce4" table:formula="oooc:=AVERAGE([.AK39];[.AK35];[.AK31];[.AK27];[.AK23];[.AK19];[.AK15];[.AK11];[.AK3])" office:value-type="float" office:value="6569.22990018817">
            <text:p>6569,23</text:p>
          </table:table-cell>
          <table:table-cell table:style-name="ce4" table:formula="oooc:=AVERAGE([.AL39];[.AL35];[.AL31];[.AL27];[.AL23];[.AL19];[.AL15];[.AL11];[.AL3])" office:value-type="float" office:value="6569.22990018817">
            <text:p>6569,23</text:p>
          </table:table-cell>
          <table:table-cell table:style-name="ce4" table:formula="oooc:=AVERAGE([.AM39];[.AM35];[.AM31];[.AM27];[.AM23];[.AM19];[.AM15];[.AM11];[.AM3])" office:value-type="float" office:value="6569.22990018817">
            <text:p>6569,23</text:p>
          </table:table-cell>
          <table:table-cell table:style-name="ce4" table:formula="oooc:=AVERAGE([.AN39];[.AN35];[.AN31];[.AN27];[.AN23];[.AN19];[.AN15];[.AN11];[.AN3])" office:value-type="float" office:value="6569.22990018817">
            <text:p>6569,23</text:p>
          </table:table-cell>
          <table:table-cell table:style-name="ce4" table:formula="oooc:=AVERAGE([.AO39];[.AO35];[.AO31];[.AO27];[.AO23];[.AO19];[.AO15];[.AO11];[.AO3])" office:value-type="float" office:value="6569.22990018817">
            <text:p>6569,23</text:p>
          </table:table-cell>
          <table:table-cell table:style-name="ce4" table:formula="oooc:=AVERAGE([.AP39];[.AP35];[.AP31];[.AP27];[.AP23];[.AP19];[.AP15];[.AP11];[.AP3])" office:value-type="float" office:value="6569.22990018817">
            <text:p>6569,23</text:p>
          </table:table-cell>
          <table:table-cell table:style-name="ce4" table:formula="oooc:=AVERAGE([.AQ39];[.AQ35];[.AQ31];[.AQ27];[.AQ23];[.AQ19];[.AQ15];[.AQ11];[.AQ3])" office:value-type="float" office:value="6569.22990018817">
            <text:p>6569,23</text:p>
          </table:table-cell>
          <table:table-cell table:style-name="ce4" table:formula="oooc:=AVERAGE([.AR39];[.AR35];[.AR31];[.AR27];[.AR23];[.AR19];[.AR15];[.AR11];[.AR3])" office:value-type="float" office:value="6569.22990018817">
            <text:p>6569,23</text:p>
          </table:table-cell>
          <table:table-cell table:style-name="ce4" table:formula="oooc:=AVERAGE([.AS39];[.AS35];[.AS31];[.AS27];[.AS23];[.AS19];[.AS15];[.AS11];[.AS3])" office:value-type="float" office:value="6569.22990018817">
            <text:p>6569,23</text:p>
          </table:table-cell>
          <table:table-cell table:style-name="ce4" table:formula="oooc:=AVERAGE([.AT39];[.AT35];[.AT31];[.AT27];[.AT23];[.AT19];[.AT15];[.AT11];[.AT3])" office:value-type="float" office:value="6569.22990018817">
            <text:p>6569,23</text:p>
          </table:table-cell>
          <table:table-cell table:style-name="ce4" table:formula="oooc:=AVERAGE([.AU39];[.AU35];[.AU31];[.AU27];[.AU23];[.AU19];[.AU15];[.AU11];[.AU3])" office:value-type="float" office:value="6569.22990018817">
            <text:p>6569,23</text:p>
          </table:table-cell>
          <table:table-cell table:style-name="ce4" table:formula="oooc:=AVERAGE([.AV39];[.AV35];[.AV31];[.AV27];[.AV23];[.AV19];[.AV15];[.AV11];[.AV3])" office:value-type="float" office:value="6569.22990018817">
            <text:p>6569,23</text:p>
          </table:table-cell>
          <table:table-cell table:style-name="ce4" table:formula="oooc:=AVERAGE([.AW39];[.AW35];[.AW31];[.AW27];[.AW23];[.AW19];[.AW15];[.AW11];[.AW3])" office:value-type="float" office:value="6569.22990018817">
            <text:p>6569,23</text:p>
          </table:table-cell>
          <table:table-cell table:style-name="ce4" table:formula="oooc:=AVERAGE([.AX39];[.AX35];[.AX31];[.AX27];[.AX23];[.AX19];[.AX15];[.AX11];[.AX3])" office:value-type="float" office:value="6566.23513551339">
            <text:p>6566,24</text:p>
          </table:table-cell>
          <table:table-cell table:style-name="ce4" table:formula="oooc:=AVERAGE([.AY39];[.AY35];[.AY31];[.AY27];[.AY23];[.AY19];[.AY15];[.AY11];[.AY3])" office:value-type="float" office:value="6566.23513551339">
            <text:p>6566,24</text:p>
          </table:table-cell>
          <table:table-cell table:style-name="ce4" table:formula="oooc:=AVERAGE([.AZ39];[.AZ35];[.AZ31];[.AZ27];[.AZ23];[.AZ19];[.AZ15];[.AZ11];[.AZ3])" office:value-type="float" office:value="6564.61729913068">
            <text:p>6564,62</text:p>
          </table:table-cell>
          <table:table-cell table:style-name="ce4" table:formula="oooc:=AVERAGE([.BA39];[.BA35];[.BA31];[.BA27];[.BA23];[.BA19];[.BA15];[.BA11];[.BA3])" office:value-type="float" office:value="6564.41777630527">
            <text:p>6564,42</text:p>
          </table:table-cell>
          <table:table-cell table:style-name="ce4" table:formula="oooc:=AVERAGE([.BB39];[.BB35];[.BB31];[.BB27];[.BB23];[.BB19];[.BB15];[.BB11];[.BB3])" office:value-type="float" office:value="6564.41777630527">
            <text:p>6564,42</text:p>
          </table:table-cell>
          <table:table-cell table:style-name="ce4" table:formula="oooc:=AVERAGE([.BC39];[.BC35];[.BC31];[.BC27];[.BC23];[.BC19];[.BC15];[.BC11];[.BC3])" office:value-type="float" office:value="6564.41777630527">
            <text:p>6564,42</text:p>
          </table:table-cell>
          <table:table-cell table:style-name="ce4" table:formula="oooc:=AVERAGE([.BD39];[.BD35];[.BD31];[.BD27];[.BD23];[.BD19];[.BD15];[.BD11];[.BD3])" office:value-type="float" office:value="6564.41777630527">
            <text:p>6564,42</text:p>
          </table:table-cell>
          <table:table-cell table:style-name="ce4" table:formula="oooc:=AVERAGE([.BE39];[.BE35];[.BE31];[.BE27];[.BE23];[.BE19];[.BE15];[.BE11];[.BE3])" office:value-type="float" office:value="6555.17764113703">
            <text:p>6555,18</text:p>
          </table:table-cell>
          <table:table-cell table:style-name="ce4" table:formula="oooc:=AVERAGE([.BF39];[.BF35];[.BF31];[.BF27];[.BF23];[.BF19];[.BF15];[.BF11];[.BF3])" office:value-type="float" office:value="6555.17764113703">
            <text:p>6555,18</text:p>
          </table:table-cell>
          <table:table-cell table:style-name="ce4" table:formula="oooc:=AVERAGE([.BG39];[.BG35];[.BG31];[.BG27];[.BG23];[.BG19];[.BG15];[.BG11];[.BG3])" office:value-type="float" office:value="6555.17764113703">
            <text:p>6555,18</text:p>
          </table:table-cell>
          <table:table-cell table:style-name="ce4" table:formula="oooc:=AVERAGE([.BH39];[.BH35];[.BH31];[.BH27];[.BH23];[.BH19];[.BH15];[.BH11];[.BH3])" office:value-type="float" office:value="6555.17764113703">
            <text:p>6555,18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4" table:formula="oooc:=AVERAGE([.B40];[.B36];[.B32];[.B28];[.B24];[.B20];[.B16];[.B12];[.B4])" office:value-type="float" office:value="1">
            <text:p>1</text:p>
          </table:table-cell>
          <table:table-cell table:style-name="ce4" table:formula="oooc:=AVERAGE([.C40];[.C36];[.C32];[.C28];[.C24];[.C20];[.C16];[.C12];[.C4])" office:value-type="float" office:value="1">
            <text:p>1</text:p>
          </table:table-cell>
          <table:table-cell table:style-name="ce4" table:formula="oooc:=AVERAGE([.D40];[.D36];[.D32];[.D28];[.D24];[.D20];[.D16];[.D12];[.D4])" office:value-type="float" office:value="1">
            <text:p>1</text:p>
          </table:table-cell>
          <table:table-cell table:style-name="ce4" table:formula="oooc:=AVERAGE([.E40];[.E36];[.E32];[.E28];[.E24];[.E20];[.E16];[.E12];[.E4])" office:value-type="float" office:value="1">
            <text:p>1</text:p>
          </table:table-cell>
          <table:table-cell table:style-name="ce4" table:formula="oooc:=AVERAGE([.F40];[.F36];[.F32];[.F28];[.F24];[.F20];[.F16];[.F12];[.F4])" office:value-type="float" office:value="1">
            <text:p>1</text:p>
          </table:table-cell>
          <table:table-cell table:style-name="ce4" table:formula="oooc:=AVERAGE([.G40];[.G36];[.G32];[.G28];[.G24];[.G20];[.G16];[.G12];[.G4])" office:value-type="float" office:value="1">
            <text:p>1</text:p>
          </table:table-cell>
          <table:table-cell table:style-name="ce4" table:formula="oooc:=AVERAGE([.H40];[.H36];[.H32];[.H28];[.H24];[.H20];[.H16];[.H12];[.H4])" office:value-type="float" office:value="1.33333333333333">
            <text:p>1,33</text:p>
          </table:table-cell>
          <table:table-cell table:style-name="ce4" table:formula="oooc:=AVERAGE([.I40];[.I36];[.I32];[.I28];[.I24];[.I20];[.I16];[.I12];[.I4])" office:value-type="float" office:value="1.33333333333333">
            <text:p>1,33</text:p>
          </table:table-cell>
          <table:table-cell table:style-name="ce4" table:formula="oooc:=AVERAGE([.J40];[.J36];[.J32];[.J28];[.J24];[.J20];[.J16];[.J12];[.J4])" office:value-type="float" office:value="1.55555555555556">
            <text:p>1,56</text:p>
          </table:table-cell>
          <table:table-cell table:style-name="ce4" table:formula="oooc:=AVERAGE([.K40];[.K36];[.K32];[.K28];[.K24];[.K20];[.K16];[.K12];[.K4])" office:value-type="float" office:value="1.55555555555556">
            <text:p>1,56</text:p>
          </table:table-cell>
          <table:table-cell table:style-name="ce4" table:formula="oooc:=AVERAGE([.L40];[.L36];[.L32];[.L28];[.L24];[.L20];[.L16];[.L12];[.L4])" office:value-type="float" office:value="1.55555555555556">
            <text:p>1,56</text:p>
          </table:table-cell>
          <table:table-cell table:style-name="ce4" table:formula="oooc:=AVERAGE([.M40];[.M36];[.M32];[.M28];[.M24];[.M20];[.M16];[.M12];[.M4])" office:value-type="float" office:value="1.66666666666667">
            <text:p>1,67</text:p>
          </table:table-cell>
          <table:table-cell table:style-name="ce4" table:formula="oooc:=AVERAGE([.N40];[.N36];[.N32];[.N28];[.N24];[.N20];[.N16];[.N12];[.N4])" office:value-type="float" office:value="1.88888888888889">
            <text:p>1,89</text:p>
          </table:table-cell>
          <table:table-cell table:style-name="ce4" table:formula="oooc:=AVERAGE([.O40];[.O36];[.O32];[.O28];[.O24];[.O20];[.O16];[.O12];[.O4])" office:value-type="float" office:value="1.88888888888889">
            <text:p>1,89</text:p>
          </table:table-cell>
          <table:table-cell table:style-name="ce4" table:formula="oooc:=AVERAGE([.P40];[.P36];[.P32];[.P28];[.P24];[.P20];[.P16];[.P12];[.P4])" office:value-type="float" office:value="1.88888888888889">
            <text:p>1,89</text:p>
          </table:table-cell>
          <table:table-cell table:style-name="ce4" table:formula="oooc:=AVERAGE([.Q40];[.Q36];[.Q32];[.Q28];[.Q24];[.Q20];[.Q16];[.Q12];[.Q4])" office:value-type="float" office:value="1.88888888888889">
            <text:p>1,89</text:p>
          </table:table-cell>
          <table:table-cell table:style-name="ce4" table:formula="oooc:=AVERAGE([.R40];[.R36];[.R32];[.R28];[.R24];[.R20];[.R16];[.R12];[.R4])" office:value-type="float" office:value="1.88888888888889">
            <text:p>1,89</text:p>
          </table:table-cell>
          <table:table-cell table:style-name="ce4" table:formula="oooc:=AVERAGE([.S40];[.S36];[.S32];[.S28];[.S24];[.S20];[.S16];[.S12];[.S4])" office:value-type="float" office:value="1.88888888888889">
            <text:p>1,89</text:p>
          </table:table-cell>
          <table:table-cell table:style-name="ce4" table:formula="oooc:=AVERAGE([.T40];[.T36];[.T32];[.T28];[.T24];[.T20];[.T16];[.T12];[.T4])" office:value-type="float" office:value="2">
            <text:p>2</text:p>
          </table:table-cell>
          <table:table-cell table:style-name="ce4" table:formula="oooc:=AVERAGE([.U40];[.U36];[.U32];[.U28];[.U24];[.U20];[.U16];[.U12];[.U4])" office:value-type="float" office:value="2">
            <text:p>2</text:p>
          </table:table-cell>
          <table:table-cell table:style-name="ce4" table:formula="oooc:=AVERAGE([.V40];[.V36];[.V32];[.V28];[.V24];[.V20];[.V16];[.V12];[.V4])" office:value-type="float" office:value="2">
            <text:p>2</text:p>
          </table:table-cell>
          <table:table-cell table:style-name="ce4" table:formula="oooc:=AVERAGE([.W40];[.W36];[.W32];[.W28];[.W24];[.W20];[.W16];[.W12];[.W4])" office:value-type="float" office:value="2">
            <text:p>2</text:p>
          </table:table-cell>
          <table:table-cell table:style-name="ce4" table:formula="oooc:=AVERAGE([.X40];[.X36];[.X32];[.X28];[.X24];[.X20];[.X16];[.X12];[.X4])" office:value-type="float" office:value="2">
            <text:p>2</text:p>
          </table:table-cell>
          <table:table-cell table:style-name="ce4" table:formula="oooc:=AVERAGE([.Y40];[.Y36];[.Y32];[.Y28];[.Y24];[.Y20];[.Y16];[.Y12];[.Y4])" office:value-type="float" office:value="2">
            <text:p>2</text:p>
          </table:table-cell>
          <table:table-cell table:style-name="ce4" table:formula="oooc:=AVERAGE([.Z40];[.Z36];[.Z32];[.Z28];[.Z24];[.Z20];[.Z16];[.Z12];[.Z4])" office:value-type="float" office:value="2">
            <text:p>2</text:p>
          </table:table-cell>
          <table:table-cell table:style-name="ce4" table:formula="oooc:=AVERAGE([.AA40];[.AA36];[.AA32];[.AA28];[.AA24];[.AA20];[.AA16];[.AA12];[.AA4])" office:value-type="float" office:value="2">
            <text:p>2</text:p>
          </table:table-cell>
          <table:table-cell table:style-name="ce4" table:formula="oooc:=AVERAGE([.AB40];[.AB36];[.AB32];[.AB28];[.AB24];[.AB20];[.AB16];[.AB12];[.AB4])" office:value-type="float" office:value="2">
            <text:p>2</text:p>
          </table:table-cell>
          <table:table-cell table:style-name="ce4" table:formula="oooc:=AVERAGE([.AC40];[.AC36];[.AC32];[.AC28];[.AC24];[.AC20];[.AC16];[.AC12];[.AC4])" office:value-type="float" office:value="2">
            <text:p>2</text:p>
          </table:table-cell>
          <table:table-cell table:style-name="ce4" table:formula="oooc:=AVERAGE([.AD40];[.AD36];[.AD32];[.AD28];[.AD24];[.AD20];[.AD16];[.AD12];[.AD4])" office:value-type="float" office:value="2">
            <text:p>2</text:p>
          </table:table-cell>
          <table:table-cell table:style-name="ce4" table:formula="oooc:=AVERAGE([.AE40];[.AE36];[.AE32];[.AE28];[.AE24];[.AE20];[.AE16];[.AE12];[.AE4])" office:value-type="float" office:value="2">
            <text:p>2</text:p>
          </table:table-cell>
          <table:table-cell table:style-name="ce4" table:formula="oooc:=AVERAGE([.AF40];[.AF36];[.AF32];[.AF28];[.AF24];[.AF20];[.AF16];[.AF12];[.AF4])" office:value-type="float" office:value="2">
            <text:p>2</text:p>
          </table:table-cell>
          <table:table-cell table:style-name="ce4" table:formula="oooc:=AVERAGE([.AG40];[.AG36];[.AG32];[.AG28];[.AG24];[.AG20];[.AG16];[.AG12];[.AG4])" office:value-type="float" office:value="2">
            <text:p>2</text:p>
          </table:table-cell>
          <table:table-cell table:style-name="ce4" table:formula="oooc:=AVERAGE([.AH40];[.AH36];[.AH32];[.AH28];[.AH24];[.AH20];[.AH16];[.AH12];[.AH4])" office:value-type="float" office:value="2">
            <text:p>2</text:p>
          </table:table-cell>
          <table:table-cell table:style-name="ce4" table:formula="oooc:=AVERAGE([.AI40];[.AI36];[.AI32];[.AI28];[.AI24];[.AI20];[.AI16];[.AI12];[.AI4])" office:value-type="float" office:value="2">
            <text:p>2</text:p>
          </table:table-cell>
          <table:table-cell table:style-name="ce4" table:formula="oooc:=AVERAGE([.AJ40];[.AJ36];[.AJ32];[.AJ28];[.AJ24];[.AJ20];[.AJ16];[.AJ12];[.AJ4])" office:value-type="float" office:value="2">
            <text:p>2</text:p>
          </table:table-cell>
          <table:table-cell table:style-name="ce4" table:formula="oooc:=AVERAGE([.AK40];[.AK36];[.AK32];[.AK28];[.AK24];[.AK20];[.AK16];[.AK12];[.AK4])" office:value-type="float" office:value="2">
            <text:p>2</text:p>
          </table:table-cell>
          <table:table-cell table:style-name="ce4" table:formula="oooc:=AVERAGE([.AL40];[.AL36];[.AL32];[.AL28];[.AL24];[.AL20];[.AL16];[.AL12];[.AL4])" office:value-type="float" office:value="2">
            <text:p>2</text:p>
          </table:table-cell>
          <table:table-cell table:style-name="ce4" table:formula="oooc:=AVERAGE([.AM40];[.AM36];[.AM32];[.AM28];[.AM24];[.AM20];[.AM16];[.AM12];[.AM4])" office:value-type="float" office:value="2">
            <text:p>2</text:p>
          </table:table-cell>
          <table:table-cell table:style-name="ce4" table:formula="oooc:=AVERAGE([.AN40];[.AN36];[.AN32];[.AN28];[.AN24];[.AN20];[.AN16];[.AN12];[.AN4])" office:value-type="float" office:value="2">
            <text:p>2</text:p>
          </table:table-cell>
          <table:table-cell table:style-name="ce4" table:formula="oooc:=AVERAGE([.AO40];[.AO36];[.AO32];[.AO28];[.AO24];[.AO20];[.AO16];[.AO12];[.AO4])" office:value-type="float" office:value="2">
            <text:p>2</text:p>
          </table:table-cell>
          <table:table-cell table:style-name="ce4" table:formula="oooc:=AVERAGE([.AP40];[.AP36];[.AP32];[.AP28];[.AP24];[.AP20];[.AP16];[.AP12];[.AP4])" office:value-type="float" office:value="2">
            <text:p>2</text:p>
          </table:table-cell>
          <table:table-cell table:style-name="ce4" table:formula="oooc:=AVERAGE([.AQ40];[.AQ36];[.AQ32];[.AQ28];[.AQ24];[.AQ20];[.AQ16];[.AQ12];[.AQ4])" office:value-type="float" office:value="2">
            <text:p>2</text:p>
          </table:table-cell>
          <table:table-cell table:style-name="ce4" table:formula="oooc:=AVERAGE([.AR40];[.AR36];[.AR32];[.AR28];[.AR24];[.AR20];[.AR16];[.AR12];[.AR4])" office:value-type="float" office:value="2">
            <text:p>2</text:p>
          </table:table-cell>
          <table:table-cell table:style-name="ce4" table:formula="oooc:=AVERAGE([.AS40];[.AS36];[.AS32];[.AS28];[.AS24];[.AS20];[.AS16];[.AS12];[.AS4])" office:value-type="float" office:value="2">
            <text:p>2</text:p>
          </table:table-cell>
          <table:table-cell table:style-name="ce4" table:formula="oooc:=AVERAGE([.AT40];[.AT36];[.AT32];[.AT28];[.AT24];[.AT20];[.AT16];[.AT12];[.AT4])" office:value-type="float" office:value="2">
            <text:p>2</text:p>
          </table:table-cell>
          <table:table-cell table:style-name="ce4" table:formula="oooc:=AVERAGE([.AU40];[.AU36];[.AU32];[.AU28];[.AU24];[.AU20];[.AU16];[.AU12];[.AU4])" office:value-type="float" office:value="2">
            <text:p>2</text:p>
          </table:table-cell>
          <table:table-cell table:style-name="ce4" table:formula="oooc:=AVERAGE([.AV40];[.AV36];[.AV32];[.AV28];[.AV24];[.AV20];[.AV16];[.AV12];[.AV4])" office:value-type="float" office:value="2">
            <text:p>2</text:p>
          </table:table-cell>
          <table:table-cell table:style-name="ce4" table:formula="oooc:=AVERAGE([.AW40];[.AW36];[.AW32];[.AW28];[.AW24];[.AW20];[.AW16];[.AW12];[.AW4])" office:value-type="float" office:value="2">
            <text:p>2</text:p>
          </table:table-cell>
          <table:table-cell table:style-name="ce4" table:formula="oooc:=AVERAGE([.AX40];[.AX36];[.AX32];[.AX28];[.AX24];[.AX20];[.AX16];[.AX12];[.AX4])" office:value-type="float" office:value="2">
            <text:p>2</text:p>
          </table:table-cell>
          <table:table-cell table:style-name="ce4" table:formula="oooc:=AVERAGE([.AY40];[.AY36];[.AY32];[.AY28];[.AY24];[.AY20];[.AY16];[.AY12];[.AY4])" office:value-type="float" office:value="2">
            <text:p>2</text:p>
          </table:table-cell>
          <table:table-cell table:style-name="ce4" table:formula="oooc:=AVERAGE([.AZ40];[.AZ36];[.AZ32];[.AZ28];[.AZ24];[.AZ20];[.AZ16];[.AZ12];[.AZ4])" office:value-type="float" office:value="2">
            <text:p>2</text:p>
          </table:table-cell>
          <table:table-cell table:style-name="ce4" table:formula="oooc:=AVERAGE([.BA40];[.BA36];[.BA32];[.BA28];[.BA24];[.BA20];[.BA16];[.BA12];[.BA4])" office:value-type="float" office:value="2">
            <text:p>2</text:p>
          </table:table-cell>
          <table:table-cell table:style-name="ce4" table:formula="oooc:=AVERAGE([.BB40];[.BB36];[.BB32];[.BB28];[.BB24];[.BB20];[.BB16];[.BB12];[.BB4])" office:value-type="float" office:value="2">
            <text:p>2</text:p>
          </table:table-cell>
          <table:table-cell table:style-name="ce4" table:formula="oooc:=AVERAGE([.BC40];[.BC36];[.BC32];[.BC28];[.BC24];[.BC20];[.BC16];[.BC12];[.BC4])" office:value-type="float" office:value="2">
            <text:p>2</text:p>
          </table:table-cell>
          <table:table-cell table:style-name="ce4" table:formula="oooc:=AVERAGE([.BD40];[.BD36];[.BD32];[.BD28];[.BD24];[.BD20];[.BD16];[.BD12];[.BD4])" office:value-type="float" office:value="2">
            <text:p>2</text:p>
          </table:table-cell>
          <table:table-cell table:style-name="ce4" table:formula="oooc:=AVERAGE([.BE40];[.BE36];[.BE32];[.BE28];[.BE24];[.BE20];[.BE16];[.BE12];[.BE4])" office:value-type="float" office:value="2">
            <text:p>2</text:p>
          </table:table-cell>
          <table:table-cell table:style-name="ce4" table:formula="oooc:=AVERAGE([.BF40];[.BF36];[.BF32];[.BF28];[.BF24];[.BF20];[.BF16];[.BF12];[.BF4])" office:value-type="float" office:value="2.11111111111111">
            <text:p>2,11</text:p>
          </table:table-cell>
          <table:table-cell table:style-name="ce4" table:formula="oooc:=AVERAGE([.BG40];[.BG36];[.BG32];[.BG28];[.BG24];[.BG20];[.BG16];[.BG12];[.BG4])" office:value-type="float" office:value="2.11111111111111">
            <text:p>2,11</text:p>
          </table:table-cell>
          <table:table-cell table:style-name="ce4" table:formula="oooc:=AVERAGE([.BH40];[.BH36];[.BH32];[.BH28];[.BH24];[.BH20];[.BH16];[.BH12];[.BH4])" office:value-type="float" office:value="2.11111111111111">
            <text:p>2,1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5" table:formula="oooc:=AVERAGE([.B3:.BH3])" office:value-type="float" office:value="6613.45979389522">
            <text:p>6613,46</text:p>
          </table:table-cell>
          <table:table-cell table:style-name="ce5" table:formula="oooc:=AVERAGE([.B7:.BH7])" office:value-type="float" office:value="6579.46316398513">
            <text:p>6579,46</text:p>
          </table:table-cell>
          <table:table-cell table:style-name="ce5" table:formula="oooc:=AVERAGE([.B11:.BH11])" office:value-type="float" office:value="6779.03221805323">
            <text:p>6779,03</text:p>
          </table:table-cell>
          <table:table-cell table:style-name="ce5" table:formula="oooc:=AVERAGE([.B15:.BH15])" office:value-type="float" office:value="6644.67841790931">
            <text:p>6644,68</text:p>
          </table:table-cell>
          <table:table-cell table:style-name="ce5" table:formula="oooc:=AVERAGE([.B19:.BH19])" office:value-type="float" office:value="6649.324168119">
            <text:p>6649,32</text:p>
          </table:table-cell>
          <table:table-cell table:style-name="ce5" table:formula="oooc:=AVERAGE([.B23:.BH23])" office:value-type="float" office:value="6768.33006662998">
            <text:p>6768,33</text:p>
          </table:table-cell>
          <table:table-cell table:style-name="ce5" table:formula="oooc:=AVERAGE([.B27:.BH27])" office:value-type="float" office:value="6599.62510195938">
            <text:p>6599,63</text:p>
          </table:table-cell>
          <table:table-cell table:style-name="ce5" table:formula="oooc:=AVERAGE([.B31:.BH31])" office:value-type="float" office:value="6680.26851961213">
            <text:p>6680,27</text:p>
          </table:table-cell>
          <table:table-cell table:style-name="ce5" table:formula="oooc:=AVERAGE([.B35:.BH35])" office:value-type="float" office:value="6639.1719160769">
            <text:p>6639,17</text:p>
          </table:table-cell>
          <table:table-cell table:style-name="ce5" table:formula="oooc:=AVERAGE([.B39:.BH39])" office:value-type="float" office:value="6536.67121139868">
            <text:p>6536,67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5" table:formula="oooc:=VAR([.B3:.BH3])" office:value-type="float" office:value="4123.06462702028">
            <text:p>4123,06</text:p>
          </table:table-cell>
          <table:table-cell table:style-name="ce5" table:formula="oooc:=VAR([.B7:.BH7])" office:value-type="float" office:value="23469.6774826055">
            <text:p>23469,68</text:p>
          </table:table-cell>
          <table:table-cell table:style-name="ce5" table:formula="oooc:=VAR([.B11:.BH11])" office:value-type="float" office:value="11766.3379610214">
            <text:p>11766,34</text:p>
          </table:table-cell>
          <table:table-cell table:style-name="ce5" table:formula="oooc:=VAR([.B15:.BH15])" office:value-type="float" office:value="28839.3784138867">
            <text:p>28839,38</text:p>
          </table:table-cell>
          <table:table-cell table:style-name="ce5" table:formula="oooc:=VAR([.A19:.BG19])" office:value-type="float" office:value="19399.9658000889">
            <text:p>19399,97</text:p>
          </table:table-cell>
          <table:table-cell table:style-name="ce5" table:formula="oooc:=VAR([.A23:.BG23])" office:value-type="float" office:value="5508.06024585544">
            <text:p>5508,06</text:p>
          </table:table-cell>
          <table:table-cell table:style-name="ce5" table:formula="oooc:=VAR([.A27:.BG27])" office:value-type="float" office:value="25171.7676900171">
            <text:p>25171,77</text:p>
          </table:table-cell>
          <table:table-cell table:style-name="ce5" table:formula="oooc:=VAR([.A31:.BG31])" office:value-type="float" office:value="19078.6521628702">
            <text:p>19078,65</text:p>
          </table:table-cell>
          <table:table-cell table:style-name="ce5" table:formula="oooc:=VAR([.A35:.BG35])" office:value-type="float" office:value="11325.4554198979">
            <text:p>11325,46</text:p>
          </table:table-cell>
          <table:table-cell table:style-name="ce5" table:formula="oooc:=VAR([.A39:.BG39])" office:value-type="float" office:value="63113.2781305367">
            <text:p>63113,28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6656.72904596154">
            <text:p>6656,73</text:p>
          </table:table-cell>
          <table:table-cell table:number-columns-repeated="58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15637.2083268294">
            <text:p>15637,21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33cm" table:end-y="0.132cm" draw:z-index="0" draw:style-name="gr1" svg:width="19.784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4cm" table:end-y="0.351cm" draw:z-index="1" draw:style-name="gr1" svg:width="17.841cm" svg:height="6.999cm" svg:x="2.808cm" svg:y="0.126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1:4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1:44:36</dc:date>
    <meta:editing-cycles>10</meta:editing-cycles>
    <meta:editing-duration>PT43M2S</meta:editing-duration>
    <meta:user-defined meta:name="Info 1"/>
    <meta:user-defined meta:name="Info 2"/>
    <meta:user-defined meta:name="Info 3"/>
    <meta:user-defined meta:name="Info 4"/>
    <meta:document-statistic meta:table-count="1" meta:cell-count="20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85cm" svg:height="6.988cm" chart:class="chart:scatter" chart:style-name="ch1">
        <chart:title svg:x="6.837cm" svg:y="0.141cm" chart:style-name="ch2">
          <text:p>Resumen de Costos VS Tiempo</text:p>
        </chart:title>
        <chart:subtitle svg:x="3.186cm" svg:y="0.782cm" chart:style-name="ch3">
          <text:p>Promedio de las medidas tomadas en las diferentes ejecuciones del algoritmo</text:p>
        </chart:subtitle>
        <chart:legend chart:legend-position="end" svg:x="18cm" svg:y="3.187cm" chart:style-name="ch4"/>
        <chart:plot-area chart:style-name="ch5" table:cell-range-address="Sheet1.B43:Sheet1.BH44 Sheet1.A44:Sheet1.BH44 Sheet1.A43:Sheet1.A43" chart:data-source-has-labels="column" svg:x="0.589cm" svg:y="1.372cm" svg:width="17.016cm" svg:height="5.399cm">
          <chart:axis chart:dimension="x" chart:name="primary-x" chart:style-name="ch6">
            <chart:title svg:x="7.689cm" svg:y="6.314cm" chart:style-name="ch7">
              <text:p>Tiempo (milisegundos)</text:p>
            </chart:title>
          </chart:axis>
          <chart:axis chart:dimension="y" chart:name="primary-y" chart:style-name="ch6">
            <chart:title svg:x="0.397cm" svg:y="5.266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07">
                <text:p>5007</text:p>
              </table:table-cell>
              <table:table-cell office:value-type="float" office:value="10013.8888888889">
                <text:p>10013.8888888889</text:p>
              </table:table-cell>
              <table:table-cell office:value-type="float" office:value="15010.4444444444">
                <text:p>15010.4444444444</text:p>
              </table:table-cell>
              <table:table-cell office:value-type="float" office:value="20003.4444444444">
                <text:p>20003.4444444444</text:p>
              </table:table-cell>
              <table:table-cell office:value-type="float" office:value="25010.5555555556">
                <text:p>25010.5555555556</text:p>
              </table:table-cell>
              <table:table-cell office:value-type="float" office:value="30014">
                <text:p>30014</text:p>
              </table:table-cell>
              <table:table-cell office:value-type="float" office:value="35005.1111111111">
                <text:p>35005.1111111111</text:p>
              </table:table-cell>
              <table:table-cell office:value-type="float" office:value="40010.4444444444">
                <text:p>40010.4444444444</text:p>
              </table:table-cell>
              <table:table-cell office:value-type="float" office:value="45010.5555555556">
                <text:p>45010.5555555556</text:p>
              </table:table-cell>
              <table:table-cell office:value-type="float" office:value="50001.7777777778">
                <text:p>50001.7777777778</text:p>
              </table:table-cell>
              <table:table-cell office:value-type="float" office:value="55008.7777777778">
                <text:p>55008.7777777778</text:p>
              </table:table-cell>
              <table:table-cell office:value-type="float" office:value="60010.5555555556">
                <text:p>60010.5555555556</text:p>
              </table:table-cell>
              <table:table-cell office:value-type="float" office:value="65013.8888888889">
                <text:p>65013.8888888889</text:p>
              </table:table-cell>
              <table:table-cell office:value-type="float" office:value="70007">
                <text:p>70007</text:p>
              </table:table-cell>
              <table:table-cell office:value-type="float" office:value="75008.7777777778">
                <text:p>75008.7777777778</text:p>
              </table:table-cell>
              <table:table-cell office:value-type="float" office:value="80007">
                <text:p>80007</text:p>
              </table:table-cell>
              <table:table-cell office:value-type="float" office:value="85012.3333333333">
                <text:p>85012.3333333333</text:p>
              </table:table-cell>
              <table:table-cell office:value-type="float" office:value="90010.4444444444">
                <text:p>90010.4444444444</text:p>
              </table:table-cell>
              <table:table-cell office:value-type="float" office:value="95012.1111111111">
                <text:p>95012.1111111111</text:p>
              </table:table-cell>
              <table:table-cell office:value-type="float" office:value="100008.777777778">
                <text:p>100008.777777778</text:p>
              </table:table-cell>
              <table:table-cell office:value-type="float" office:value="105012.222222222">
                <text:p>105012.222222222</text:p>
              </table:table-cell>
              <table:table-cell office:value-type="float" office:value="110007.111111111">
                <text:p>110007.111111111</text:p>
              </table:table-cell>
              <table:table-cell office:value-type="float" office:value="115008.777777778">
                <text:p>115008.777777778</text:p>
              </table:table-cell>
              <table:table-cell office:value-type="float" office:value="120007">
                <text:p>120007</text:p>
              </table:table-cell>
              <table:table-cell office:value-type="float" office:value="125012.333333333">
                <text:p>125012.333333333</text:p>
              </table:table-cell>
              <table:table-cell office:value-type="float" office:value="130008.777777778">
                <text:p>130008.777777778</text:p>
              </table:table-cell>
              <table:table-cell office:value-type="float" office:value="135006.888888889">
                <text:p>135006.888888889</text:p>
              </table:table-cell>
              <table:table-cell office:value-type="float" office:value="140008.777777778">
                <text:p>140008.777777778</text:p>
              </table:table-cell>
              <table:table-cell office:value-type="float" office:value="145014">
                <text:p>145014</text:p>
              </table:table-cell>
              <table:table-cell office:value-type="float" office:value="150010.444444444">
                <text:p>150010.444444444</text:p>
              </table:table-cell>
              <table:table-cell office:value-type="float" office:value="155001.777777778">
                <text:p>155001.777777778</text:p>
              </table:table-cell>
              <table:table-cell office:value-type="float" office:value="160007">
                <text:p>160007</text:p>
              </table:table-cell>
              <table:table-cell office:value-type="float" office:value="165007">
                <text:p>165007</text:p>
              </table:table-cell>
              <table:table-cell office:value-type="float" office:value="170024.333333333">
                <text:p>170024.333333333</text:p>
              </table:table-cell>
              <table:table-cell office:value-type="float" office:value="175005.111111111">
                <text:p>175005.111111111</text:p>
              </table:table-cell>
              <table:table-cell office:value-type="float" office:value="180012.222222222">
                <text:p>180012.222222222</text:p>
              </table:table-cell>
              <table:table-cell office:value-type="float" office:value="185012.222222222">
                <text:p>185012.222222222</text:p>
              </table:table-cell>
              <table:table-cell office:value-type="float" office:value="190008.666666667">
                <text:p>190008.666666667</text:p>
              </table:table-cell>
              <table:table-cell office:value-type="float" office:value="195010.555555556">
                <text:p>195010.555555556</text:p>
              </table:table-cell>
              <table:table-cell office:value-type="float" office:value="200005.222222222">
                <text:p>200005.222222222</text:p>
              </table:table-cell>
              <table:table-cell office:value-type="float" office:value="205007">
                <text:p>205007</text:p>
              </table:table-cell>
              <table:table-cell office:value-type="float" office:value="210007.111111111">
                <text:p>210007.111111111</text:p>
              </table:table-cell>
              <table:table-cell office:value-type="float" office:value="215017.333333333">
                <text:p>215017.333333333</text:p>
              </table:table-cell>
              <table:table-cell office:value-type="float" office:value="220007">
                <text:p>220007</text:p>
              </table:table-cell>
              <table:table-cell office:value-type="float" office:value="225007">
                <text:p>225007</text:p>
              </table:table-cell>
              <table:table-cell office:value-type="float" office:value="230010.333333333">
                <text:p>230010.333333333</text:p>
              </table:table-cell>
              <table:table-cell office:value-type="float" office:value="235010.444444444">
                <text:p>235010.444444444</text:p>
              </table:table-cell>
              <table:table-cell office:value-type="float" office:value="240012.222222222">
                <text:p>240012.222222222</text:p>
              </table:table-cell>
              <table:table-cell office:value-type="float" office:value="245007">
                <text:p>245007</text:p>
              </table:table-cell>
              <table:table-cell office:value-type="float" office:value="250007">
                <text:p>250007</text:p>
              </table:table-cell>
              <table:table-cell office:value-type="float" office:value="255008.888888889">
                <text:p>255008.888888889</text:p>
              </table:table-cell>
              <table:table-cell office:value-type="float" office:value="260012.222222222">
                <text:p>260012.222222222</text:p>
              </table:table-cell>
              <table:table-cell office:value-type="float" office:value="265010.555555556">
                <text:p>265010.555555556</text:p>
              </table:table-cell>
              <table:table-cell office:value-type="float" office:value="270008.777777778">
                <text:p>270008.777777778</text:p>
              </table:table-cell>
              <table:table-cell office:value-type="float" office:value="275008.666666667">
                <text:p>275008.666666667</text:p>
              </table:table-cell>
              <table:table-cell office:value-type="float" office:value="280008.777777778">
                <text:p>280008.777777778</text:p>
              </table:table-cell>
              <table:table-cell office:value-type="float" office:value="285006.888888889">
                <text:p>285006.888888889</text:p>
              </table:table-cell>
              <table:table-cell office:value-type="float" office:value="290010.444444444">
                <text:p>290010.444444444</text:p>
              </table:table-cell>
              <table:table-cell office:value-type="float" office:value="295007">
                <text:p>295007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017.42264563415">
                <text:p>7017.42264563415</text:p>
              </table:table-cell>
              <table:table-cell office:value-type="float" office:value="6988.25770965589">
                <text:p>6988.25770965589</text:p>
              </table:table-cell>
              <table:table-cell office:value-type="float" office:value="6919.38952612309">
                <text:p>6919.38952612309</text:p>
              </table:table-cell>
              <table:table-cell office:value-type="float" office:value="6879.25011321487">
                <text:p>6879.25011321487</text:p>
              </table:table-cell>
              <table:table-cell office:value-type="float" office:value="6856.62367968548">
                <text:p>6856.62367968548</text:p>
              </table:table-cell>
              <table:table-cell office:value-type="float" office:value="6856.62367968548">
                <text:p>6856.62367968548</text:p>
              </table:table-cell>
              <table:table-cell office:value-type="float" office:value="6856.62367968548">
                <text:p>6856.62367968548</text:p>
              </table:table-cell>
              <table:table-cell office:value-type="float" office:value="6856.62367968548">
                <text:p>6856.62367968548</text:p>
              </table:table-cell>
              <table:table-cell office:value-type="float" office:value="6843.51453487136">
                <text:p>6843.51453487136</text:p>
              </table:table-cell>
              <table:table-cell office:value-type="float" office:value="6843.51453487136">
                <text:p>6843.51453487136</text:p>
              </table:table-cell>
              <table:table-cell office:value-type="float" office:value="6823.82616867553">
                <text:p>6823.82616867553</text:p>
              </table:table-cell>
              <table:table-cell office:value-type="float" office:value="6767.47659703868">
                <text:p>6767.47659703868</text:p>
              </table:table-cell>
              <table:table-cell office:value-type="float" office:value="6752.41381928803">
                <text:p>6752.41381928803</text:p>
              </table:table-cell>
              <table:table-cell office:value-type="float" office:value="6752.41381928803">
                <text:p>6752.41381928803</text:p>
              </table:table-cell>
              <table:table-cell office:value-type="float" office:value="6752.00604206023">
                <text:p>6752.00604206023</text:p>
              </table:table-cell>
              <table:table-cell office:value-type="float" office:value="6738.31002027052">
                <text:p>6738.31002027052</text:p>
              </table:table-cell>
              <table:table-cell office:value-type="float" office:value="6660.4664633857">
                <text:p>6660.4664633857</text:p>
              </table:table-cell>
              <table:table-cell office:value-type="float" office:value="6634.65984891326">
                <text:p>6634.65984891326</text:p>
              </table:table-cell>
              <table:table-cell office:value-type="float" office:value="6634.65984891326">
                <text:p>6634.65984891326</text:p>
              </table:table-cell>
              <table:table-cell office:value-type="float" office:value="6634.65984891326">
                <text:p>6634.65984891326</text:p>
              </table:table-cell>
              <table:table-cell office:value-type="float" office:value="6631.21281799113">
                <text:p>6631.21281799113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22.63847266436">
                <text:p>6622.63847266436</text:p>
              </table:table-cell>
              <table:table-cell office:value-type="float" office:value="6607.66653195363">
                <text:p>6607.66653195363</text:p>
              </table:table-cell>
              <table:table-cell office:value-type="float" office:value="6593.51680895632">
                <text:p>6593.51680895632</text:p>
              </table:table-cell>
              <table:table-cell office:value-type="float" office:value="6591.16474719032">
                <text:p>6591.16474719032</text:p>
              </table:table-cell>
              <table:table-cell office:value-type="float" office:value="6591.16474719032">
                <text:p>6591.16474719032</text:p>
              </table:table-cell>
              <table:table-cell office:value-type="float" office:value="6591.16474719032">
                <text:p>6591.16474719032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9.22990018817">
                <text:p>6569.22990018817</text:p>
              </table:table-cell>
              <table:table-cell office:value-type="float" office:value="6566.23513551339">
                <text:p>6566.23513551339</text:p>
              </table:table-cell>
              <table:table-cell office:value-type="float" office:value="6566.23513551339">
                <text:p>6566.23513551339</text:p>
              </table:table-cell>
              <table:table-cell office:value-type="float" office:value="6564.61729913068">
                <text:p>6564.61729913068</text:p>
              </table:table-cell>
              <table:table-cell office:value-type="float" office:value="6564.41777630527">
                <text:p>6564.41777630527</text:p>
              </table:table-cell>
              <table:table-cell office:value-type="float" office:value="6564.41777630527">
                <text:p>6564.41777630527</text:p>
              </table:table-cell>
              <table:table-cell office:value-type="float" office:value="6564.41777630527">
                <text:p>6564.41777630527</text:p>
              </table:table-cell>
              <table:table-cell office:value-type="float" office:value="6564.41777630527">
                <text:p>6564.41777630527</text:p>
              </table:table-cell>
              <table:table-cell office:value-type="float" office:value="6555.17764113703">
                <text:p>6555.17764113703</text:p>
              </table:table-cell>
              <table:table-cell office:value-type="float" office:value="6555.17764113703">
                <text:p>6555.17764113703</text:p>
              </table:table-cell>
              <table:table-cell office:value-type="float" office:value="6555.17764113703">
                <text:p>6555.17764113703</text:p>
              </table:table-cell>
              <table:table-cell office:value-type="float" office:value="6555.17764113703">
                <text:p>6555.17764113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2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5cm" svg:y="6.324cm" chart:style-name="ch7">
              <text:p>Pruebas</text:p>
            </chart:title>
          </chart:axis>
          <chart:axis chart:dimension="y" chart:name="primary-y" chart:style-name="ch6">
            <chart:title svg:x="0.358cm" svg:y="5.153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6613.45979389522">
                <text:p>6613.45979389522</text:p>
              </table:table-cell>
              <table:table-cell office:value-type="float" office:value="6579.46316398513">
                <text:p>6579.46316398513</text:p>
              </table:table-cell>
              <table:table-cell office:value-type="float" office:value="6779.03221805323">
                <text:p>6779.03221805323</text:p>
              </table:table-cell>
              <table:table-cell office:value-type="float" office:value="6644.67841790931">
                <text:p>6644.67841790931</text:p>
              </table:table-cell>
              <table:table-cell office:value-type="float" office:value="6649.324168119">
                <text:p>6649.324168119</text:p>
              </table:table-cell>
              <table:table-cell office:value-type="float" office:value="6768.33006662998">
                <text:p>6768.33006662998</text:p>
              </table:table-cell>
              <table:table-cell office:value-type="float" office:value="6599.62510195938">
                <text:p>6599.62510195938</text:p>
              </table:table-cell>
              <table:table-cell office:value-type="float" office:value="6680.26851961213">
                <text:p>6680.26851961213</text:p>
              </table:table-cell>
              <table:table-cell office:value-type="float" office:value="6639.1719160769">
                <text:p>6639.1719160769</text:p>
              </table:table-cell>
              <table:table-cell office:value-type="float" office:value="6536.67121139868">
                <text:p>6536.67121139868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4123.06462702028">
                <text:p>4123.06462702028</text:p>
              </table:table-cell>
              <table:table-cell office:value-type="float" office:value="23469.6774826055">
                <text:p>23469.6774826055</text:p>
              </table:table-cell>
              <table:table-cell office:value-type="float" office:value="11766.3379610214">
                <text:p>11766.3379610214</text:p>
              </table:table-cell>
              <table:table-cell office:value-type="float" office:value="28839.3784138867">
                <text:p>28839.3784138867</text:p>
              </table:table-cell>
              <table:table-cell office:value-type="float" office:value="19399.9658000889">
                <text:p>19399.9658000889</text:p>
              </table:table-cell>
              <table:table-cell office:value-type="float" office:value="5508.06024585544">
                <text:p>5508.06024585544</text:p>
              </table:table-cell>
              <table:table-cell office:value-type="float" office:value="25171.7676900171">
                <text:p>25171.7676900171</text:p>
              </table:table-cell>
              <table:table-cell office:value-type="float" office:value="19078.6521628702">
                <text:p>19078.6521628702</text:p>
              </table:table-cell>
              <table:table-cell office:value-type="float" office:value="11325.4554198979">
                <text:p>11325.4554198979</text:p>
              </table:table-cell>
              <table:table-cell office:value-type="float" office:value="63113.2781305367">
                <text:p>63113.2781305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